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F5EE207E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066cm" svg:x="1.4cm" svg:y="0.8cm" presentation:class="title" presentation:user-transformed="true">
          <draw:text-box>
            <text:p text:style-name="P1"><text:span text:style-name="T1">Présentation Projet Orienté Obje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Insérer copie d'écran du jeu</text:p>
          </draw:text-box>
        </draw:frame>
        <draw:frame draw:style-name="gr1" draw:text-style-name="P2" draw:layer="layout" svg:width="11.6cm" svg:height="3cm" svg:x="17cm" svg:y="18.6cm">
          <draw:text-box>
            <text:p text:style-name="P2"><text:span text:style-name="T2">Alexandre AUDINOT</text:span></text:p>
            <text:p text:style-name="P2"><text:span text:style-name="T2">Dan SEERUTTUN--MAR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6.105cm" svg:x="1.4cm" svg:y="-0.71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6.105cm" svg:x="1.4cm" svg:y="-0.71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6.105cm" svg:x="1.4cm" svg:y="-0.71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6.105cm" svg:x="1.4cm" svg:y="-0.71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9.7999992370606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2.700000762939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6cm" svg:x="1.4cm" svg:y="0.801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 </meta:initial-creator>
    <meta:creation-date>2015-01-15T21:47:39.29</meta:creation-date>
    <meta:editing-duration>PT13M36S</meta:editing-duration>
    <meta:editing-cycles>9</meta:editing-cycles>
    <dc:date>2015-01-15T22:04:07.681000000</dc:date>
    <meta:generator>LibreOffice/4.2.1.1$Windows_x86 LibreOffice_project/d7dbbd7842e6a58b0f521599204e827654e1fb8b</meta:generator>
    <meta:document-statistic meta:object-count="54"/>
  </office:meta>
</office:document-meta>
</file>